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style:font-name="Times" style:font-name-asian="Times New Roman"/>
    </style:style>
    <style:style style:name="P25" style:parent-style-name="Heading" style:family="paragraph">
      <style:text-properties style:font-name="Times" style:font-name-asian="Times New Roman"/>
    </style:style>
    <style:style style:name="P26" style:parent-style-name="Standard" style:family="paragraph">
      <style:paragraph-properties fo:text-align="justify"/>
      <style:text-properties style:font-name="Times"/>
    </style:style>
    <style:style style:name="P27" style:parent-style-name="InfoBlue" style:family="paragraph">
      <style:paragraph-properties fo:text-align="justify"/>
    </style:style>
    <style:style style:name="P28" style:parent-style-name="Título1" style:list-style-name="WW_OutlineListStyle" style:family="paragraph">
      <style:paragraph-properties fo:text-align="justify"/>
    </style:style>
    <style:style style:name="T29" style:parent-style-name="Fonteparág.padrão" style:family="text">
      <style:text-properties style:font-name="Times"/>
    </style:style>
    <style:style style:name="T30" style:parent-style-name="Fonteparág.padrão" style:family="text">
      <style:text-properties style:font-name="Times" style:font-name-asian="Times New Roman"/>
    </style:style>
    <style:style style:name="P31" style:parent-style-name="InfoBlue" style:family="paragraph">
      <style:paragraph-properties fo:text-align="justify"/>
      <style:text-properties fo:color="#000000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Times" style:font-name-complex="Arial" fo:color="#000000" fo:font-size="11pt" style:font-size-asian="11pt" style:font-size-complex="11pt"/>
    </style:style>
    <style:style style:name="P33" style:parent-style-name="Standard" style:family="paragraph">
      <style:paragraph-properties fo:text-align="justify" fo:margin-top="0.1666in" fo:margin-bottom="0.0416in"/>
    </style:style>
    <style:style style:name="T34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35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36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37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38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39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40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41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42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P43" style:parent-style-name="InfoBlue" style:family="paragraph">
      <style:paragraph-properties fo:text-align="justify"/>
    </style:style>
    <style:style style:name="TableColumn45" style:family="table-column">
      <style:table-column-properties style:column-width="0.6979in" style:use-optimal-column-width="false"/>
    </style:style>
    <style:style style:name="TableColumn46" style:family="table-column">
      <style:table-column-properties style:column-width="2.9861in" style:use-optimal-column-width="false"/>
    </style:style>
    <style:style style:name="TableColumn47" style:family="table-column">
      <style:table-column-properties style:column-width="1.2673in" style:use-optimal-column-width="false"/>
    </style:style>
    <style:style style:name="TableColumn48" style:family="table-column">
      <style:table-column-properties style:column-width="1.2055in" style:use-optimal-column-width="false"/>
    </style:style>
    <style:style style:name="Table44" style:family="table">
      <style:table-properties style:width="6.1569in" fo:margin-left="0.421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51" style:parent-style-name="Textbody" style:family="paragraph">
      <style:paragraph-properties fo:text-align="justify" fo:margin-top="0.0416in" fo:margin-left="0in">
        <style:tab-stops/>
      </style:paragraph-properties>
    </style:style>
    <style:style style:name="T52" style:parent-style-name="Fonteparág.padrão" style:family="text">
      <style:text-properties style:font-name="Times" style:font-name-complex="Arial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text-align="justify" fo:margin-top="0.0416in" fo:margin-left="0in">
        <style:tab-stops/>
      </style:paragraph-properties>
    </style:style>
    <style:style style:name="T55" style:parent-style-name="Fonteparág.padrão" style:family="text">
      <style:text-properties style:font-name="Times" style:font-name-complex="Arial" fo:font-weight="bold" style:font-weight-asian="bold" style:font-weight-complex="bold"/>
    </style:style>
    <style:style style:name="T56" style:parent-style-name="Fonteparág.padrão" style:family="text">
      <style:text-properties style:font-name="Times" style:font-name-complex="Arial"/>
    </style:style>
    <style:style style:name="T57" style:parent-style-name="Fonteparág.padrão" style:family="text">
      <style:text-properties style:font-name="Times" style:font-name-complex="Arial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5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 style:font-name-complex="Arial" fo:font-weight="bold" style:font-weight-asian="bold" style:font-weight-complex="bold"/>
    </style:style>
    <style:style style:name="TableCell6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 style:font-name-complex="Arial"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67" style:parent-style-name="Textbody" style:list-style-name="WW8Num2" style:family="paragraph">
      <style:paragraph-properties fo:text-align="justify" fo:margin-top="0.0416in"/>
      <style:text-properties style:font-name="Times"/>
    </style:style>
    <style:style style:name="P68" style:parent-style-name="Textbody" style:list-style-name="WW8Num2" style:family="paragraph">
      <style:paragraph-properties fo:text-align="justify" fo:margin-top="0.0416in"/>
      <style:text-properties style:font-name="Times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extbody" style:family="paragraph">
      <style:paragraph-properties fo:text-align="justify" fo:margin-top="0.0416in" fo:margin-left="0in">
        <style:tab-stops/>
      </style:paragraph-properties>
    </style:style>
    <style:style style:name="T73" style:parent-style-name="Fonteparág.padrão" style:family="text">
      <style:text-properties style:font-name="Tim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79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80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81" style:parent-style-name="Textbody" style:list-style-name="WW8Num9" style:family="paragraph">
      <style:paragraph-properties fo:text-align="justify" fo:margin-top="0.0416in"/>
      <style:text-properties fo:color="#000000"/>
    </style:style>
    <style:style style:name="P82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92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93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03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04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14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15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25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26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36" style:parent-style-name="Textbody" style:list-style-name="WW8Num9" style:family="paragraph">
      <style:paragraph-properties fo:text-align="justify" fo:margin-top="0.0416in"/>
      <style:text-properties style:font-name="Times"/>
    </style:style>
    <style:style style:name="P137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fo:text-align="justify" fo:margin-top="0.0416in" fo:margin-left="0in">
        <style:tab-stops/>
      </style:paragraph-properties>
      <style:text-properties style:font-name="Times"/>
    </style:style>
    <style:style style:name="P142" style:parent-style-name="Standard" style:family="paragraph">
      <style:paragraph-properties fo:text-align="justify"/>
      <style:text-properties style:font-name="Times"/>
    </style:style>
    <style:style style:name="P143" style:parent-style-name="Standard" style:family="paragraph">
      <style:paragraph-properties fo:text-align="justify"/>
      <style:text-properties style:font-name="Times" style:font-name-complex="Arial" fo:font-weight="bold" style:font-weight-asian="bold" fo:font-size="12pt" style:font-size-asian="12pt"/>
    </style:style>
    <style:style style:name="P144" style:parent-style-name="Standard" style:family="paragraph">
      <style:paragraph-properties fo:text-align="justify"/>
    </style:style>
    <style:style style:name="T145" style:parent-style-name="Fonteparág.padrão" style:family="text">
      <style:text-properties style:font-name="Times" style:font-name-complex="Arial" fo:font-weight="bold" style:font-weight-asian="bold" fo:font-size="11pt" style:font-size-asian="11pt" style:font-size-complex="11pt"/>
    </style:style>
    <style:style style:name="T146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147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T148" style:parent-style-name="Fonteparág.padrão" style:family="text">
      <style:text-properties style:font-name="Times" style:font-name-complex="Arial" fo:font-size="11pt" style:font-size-asian="11pt" style:font-size-complex="11pt"/>
    </style:style>
    <style:style style:name="P149" style:parent-style-name="InfoBlue" style:family="paragraph">
      <style:paragraph-properties fo:text-align="justify"/>
      <style:text-properties fo:font-size="11pt" style:font-size-asian="11pt" style:font-size-complex="11pt"/>
    </style:style>
  </office:automatic-styles>
  <office:body>
    <office:text text:use-soft-page-breaks="true">
      <text:p text:style-name="P1">Projeto Final em Engenharia de Computação 2</text:p>
      <text:p text:style-name="P25">Plano de Projeto</text:p>
      <text:p text:style-name="P26"/>
      <text:p text:style-name="P27"/>
      <text:h text:style-name="P28" text:outline-level="1" text:restart-numbering="true" text:start-value="1"><text:span text:style-name="T29">Intro</text:span><text:span text:style-name="T30">dução</text:span></text:h>
      <text:p text:style-name="P31"><text:tab/>No plano de projeto será descrita como deve ser realizado o desenvolvimento do sistema de informação e como será realizada a sua implementação. Visando assim<text:s/>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h text:style-name="Título1" text:outline-level="1">Organização do projeto</text:h>
      <text:p text:style-name="P32"><text:tab/>Todo o projeto será desenvolvido por Mariana Sampaio, sendo assim desde a fase de levantamento de requisitos a implementação do sistema de software.</text:p>
      <text:h text:style-name="Título1" text:outline-level="1">Práticas e Medições do Trabalho</text:h>
      <text:p text:style-name="P33"><text:span text:style-name="T34"><text:tab/>Para desenvolver o trabalho será preparado um a</text:span><text:span text:style-name="T35">mbiente de desenvolvimento que permite desenvolver o projeto utilizando html, css<text:s/></text:span><text:span text:style-name="T36">,</text:span><text:span text:style-name="T37"><text:s/></text:span><text:span text:style-name="T38">Javascript</text:span><text:span text:style-name="T39"><text:s/>e php</text:span><text:span text:style-name="T40"><text:s/>Como banco de dados para integração será utilizado o<text:s/></text:span><text:span text:style-name="T41">Phpmyadmin</text:span><text:span text:style-name="T42">.</text:span></text:p>
      <text:h text:style-name="Título1" text:outline-level="1">Marcos e Objetivos do Projeto</text:h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Iteração</text:span></text:p>
          </table:table-cell>
          <table:table-cell table:style-name="TableCell53">
            <text:p text:style-name="P54"><text:span text:style-name="T55">Principais Objetivos<text:s/></text:span><text:span text:style-name="T56">(riscos e cenários de caso de<text:s/></text:span><text:span text:style-name="T57">uso)</text:span></text:p>
          </table:table-cell>
          <table:table-cell table:style-name="TableCell58">
            <text:p text:style-name="P59">Marco programado</text:p>
          </table:table-cell>
          <table:table-cell table:style-name="TableCell60">
            <text:p text:style-name="P61">Velocidade Alvo</text:p>
          </table:table-cell>
        </table:table-row>
        <table:table-row table:style-name="TableRow62">
          <table:table-cell table:style-name="TableCell63">
            <text:p text:style-name="P64">I1</text:p>
          </table:table-cell>
          <table:table-cell table:style-name="TableCell65">
            <text:p text:style-name="P66">Objetivos</text:p>
            <text:list text:style-name="WW8Num2" text:continue-numbering="true">
              <text:list-item>
                <text:p text:style-name="P67">Determinar a fase de iniciação do projeto de acordo com o OpenUp.</text:p>
              </text:list-item>
              <text:list-item>
                <text:p text:style-name="P68">Entregar o documento de visão e plano de projeto seguindo <text:s/>o template do OpenUp.</text:p>
              </text:list-item>
            </text:list>
          </table:table-cell>
          <table:table-cell table:style-name="TableCell69">
            <text:p text:style-name="P70">02/09/2022 <text:s/>- 04/09/2022</text:p>
          </table:table-cell>
          <table:table-cell table:style-name="TableCell71">
            <text:p text:style-name="P72"><text:span text:style-name="T73">2</text:span></text:p>
          </table:table-cell>
        </table:table-row>
        <table:table-row table:style-name="TableRow74">
          <table:table-cell table:style-name="TableCell75">
            <text:p text:style-name="P76">I2</text:p>
          </table:table-cell>
          <table:table-cell table:style-name="TableCell77">
            <text:p text:style-name="P78">Objetivos</text:p>
            <text:list text:style-name="WW8Num9" text:continue-numbering="true">
              <text:list-item>
                <text:p text:style-name="P79">Identificar e Refinar os requisitos.</text:p>
              </text:list-item>
              <text:list-item>
                <text:p text:style-name="P80">Glossário.</text:p>
              </text:list-item>
              <text:list-item>
                <text:p text:style-name="P81">Atributos de qualidade e restrições com abrangência de sistema (system wide requirements).</text:p>
              </text:list-item>
              <text:list-item>
                <text:p text:style-name="P82">Entregar cenários de caso de uso.</text:p>
              </text:list-item>
            </text:list>
          </table:table-cell>
          <table:table-cell table:style-name="TableCell83">
            <text:p text:style-name="P84">02/09/2022 - 04/09/2022</text:p>
          </table:table-cell>
          <table:table-cell table:style-name="TableCell85">
            <text:p text:style-name="P86">2</text:p>
          </table:table-cell>
        </table:table-row>
        <table:table-row table:style-name="TableRow87">
          <table:table-cell table:style-name="TableCell88">
            <text:p text:style-name="P89">I3</text:p>
          </table:table-cell>
          <table:table-cell table:style-name="TableCell90">
            <text:p text:style-name="P91">Objetivos</text:p>
            <text:list text:style-name="WW8Num9" text:continue-numbering="true">
              <text:list-item>
                <text:p text:style-name="P92">Definir uma abordagem técnica.</text:p>
              </text:list-item>
              <text:list-item>
                <text:p text:style-name="P93">Entregar uma visualização da arquitetura.</text:p>
              </text:list-item>
            </text:list>
          </table:table-cell>
          <table:table-cell table:style-name="TableCell94">
            <text:p text:style-name="P95">05/09/2022 - 26/09/2022</text:p>
          </table:table-cell>
          <table:table-cell table:style-name="TableCell96">
            <text:p text:style-name="P97">21</text:p>
          </table:table-cell>
        </table:table-row>
        <table:table-row table:style-name="TableRow98">
          <table:table-cell table:style-name="TableCell99">
            <text:p text:style-name="P100">I4</text:p>
          </table:table-cell>
          <table:table-cell table:style-name="TableCell101">
            <text:p text:style-name="P102">Objetivos</text:p>
            <text:list text:style-name="WW8Num9" text:continue-numbering="true">
              <text:list-item>
                <text:p text:style-name="P103">Iniciar a fase de elaboração.</text:p>
              </text:list-item>
              <text:list-item>
                <text:p text:style-name="P104">Identificar e Refinar os requisitos</text:p>
              </text:list-item>
            </text:list>
          </table:table-cell>
          <table:table-cell table:style-name="TableCell105">
            <text:p text:style-name="P106">27/09/2022 - 16/10/2022</text:p>
          </table:table-cell>
          <table:table-cell table:style-name="TableCell107">
            <text:p text:style-name="P108">21</text:p>
          </table:table-cell>
        </table:table-row>
        <table:table-row table:style-name="TableRow109">
          <table:table-cell table:style-name="TableCell110">
            <text:p text:style-name="P111">I5</text:p>
          </table:table-cell>
          <table:table-cell table:style-name="TableCell112">
            <text:p text:style-name="P113">Objetivos</text:p>
            <text:list text:style-name="WW8Num9" text:continue-numbering="true">
              <text:list-item>
                <text:p text:style-name="P114">Desenvolver a arquitetura.</text:p>
              </text:list-item>
              <text:list-item>
                <text:p text:style-name="P115">Entregar um esquema da<text:s/>arquitetura.</text:p>
              </text:list-item>
            </text:list>
          </table:table-cell>
          <table:table-cell table:style-name="TableCell116">
            <text:p text:style-name="P117">17/10/2022 - 25/10/2022</text:p>
          </table:table-cell>
          <table:table-cell table:style-name="TableCell118">
            <text:p text:style-name="P119">8</text:p>
          </table:table-cell>
        </table:table-row>
        <table:table-row table:style-name="TableRow120">
          <table:table-cell table:style-name="TableCell121">
            <text:p text:style-name="P122">I6</text:p>
          </table:table-cell>
          <table:table-cell table:style-name="TableCell123">
            <text:p text:style-name="P124">Objetivos</text:p>
            <text:list text:style-name="WW8Num9" text:continue-numbering="true">
              <text:list-item>
                <text:p text:style-name="P125">Desenvolver solução incremental.</text:p>
              </text:list-item>
            </text:list>
            <text:p text:style-name="P126">10. <text:s/>Verificar os cenários e casos de uso.</text:p>
          </table:table-cell>
          <table:table-cell table:style-name="TableCell127">
            <text:p text:style-name="P128">26/10/2022 - 05/12/2022</text:p>
          </table:table-cell>
          <table:table-cell table:style-name="TableCell129">
            <text:p text:style-name="P130">45</text:p>
          </table:table-cell>
        </table:table-row>
        <table:table-row table:style-name="TableRow131">
          <table:table-cell table:style-name="TableCell132">
            <text:p text:style-name="P133">I7</text:p>
          </table:table-cell>
          <table:table-cell table:style-name="TableCell134">
            <text:p text:style-name="P135">Objetivos</text:p>
            <text:list text:style-name="WW8Num9" text:continue-numbering="true">
              <text:list-item>
                <text:p text:style-name="P136">Testar a solução</text:p>
              </text:list-item>
            </text:list>
            <text:p text:style-name="P137">11. Finalizar a fase de elaboração.</text:p>
          </table:table-cell>
          <table:table-cell table:style-name="TableCell138">
            <text:p text:style-name="P139">06/12/2022<text:s/>–<text:s/>06/01/2023</text:p>
          </table:table-cell>
          <table:table-cell table:style-name="TableCell140">
            <text:p text:style-name="P141">30</text:p>
          </table:table-cell>
        </table:table-row>
      </table:table>
      <text:p text:style-name="P142"/>
      <text:h text:style-name="Título1" text:outline-level="1">Implementação</text:h>
      <text:p text:style-name="P143"/>
      <text:p text:style-name="P144"><text:span text:style-name="T145"><text:tab/></text:span><text:span text:style-name="T146">Como foco para a implementação será seguir as datas de interações apontadas acima de forma que o projeto siga em desenvolvimento. As datas apontam como deve ocorrer o progresso e com isso é possível determinar a estimativa de que em<text:s/></text:span><text:span text:style-name="T147">06/01/2023</text:span><text:span text:style-name="T148"><text:s/>será feita a implementação completa, sendo assim, será entregue, por fim uma arquitetura que segue a configuração proposta e como pontos de marco foram estabelecidas fases do ciclo de vida do OpenUp que devem ser seguidas como controle do projeto.</text:span></text:p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style:font-name="Arial" style:font-name-complex="Times New Roman"/>
    </style:style>
    <style:style style:name="WW_CharLFO1LVL4" style:family="text">
      <style:text-properties style:font-name="Arial" style:font-name-complex="Times New Roman"/>
    </style:style>
    <text:list-style style:name="WW_OutlineListStyle" style:display-name="WW_OutlineListStyle">
      <text:list-level-style-number text:level="1" text:style-name="WW_CharLFO1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text:style-name="WW_CharLFO1LVL4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lockquote" style:display-name="Blockquote" style:family="paragraph" style:parent-style-name="Standard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style:font-size-complex="12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25in">
        <style:tab-stops/>
      </style:paragraph-properties>
      <style:text-properties style:font-name="Times" style:font-name-asian="Times" style:font-name-complex="Times" fo:color="#0000FF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CommentText" style:display-name="Comment Text" style:family="paragraph" style:parent-style-name="Standard">
      <style:paragraph-properties fo:widows="2" fo:orphans="2" fo:line-height="100%"/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>
      <style:text-properties style:font-name="Symbol" style:font-name-asian="Symbol" style:font-name-complex="Symbol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4" style:display-name="WW8Num2z4" style:family="text">
      <style:text-properties style:font-name="Courier New" style:font-name-asian="Courier New" style:font-name-complex="Courier New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>
      <style:text-properties style:font-name="Symbol" style:font-name-asian="Symbol" style:font-name-complex="Symbol"/>
    </style:style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>
      <style:text-properties style:font-name="Symbol" style:font-name-asian="Symbol" style:font-name-complex="Symbol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>
      <style:text-properties style:font-name="Symbol" style:font-name-asian="Symbol" style:font-name-complex="Symbol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Arial" style:font-name-asian="Arial" style:font-name-complex="Times New Roman"/>
    </style:style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>
      <style:text-properties style:font-name="Symbol" style:font-name-asian="Symbol" style:font-name-complex="Symbol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Times New Roman" style:font-name-asian="Times New Roman" style:font-name-complex="Times New Roman"/>
    </style:style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>
      <style:text-properties style:font-name="Symbol" style:font-name-asian="Symbol" style:font-name-complex="Symbol"/>
    </style:style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grame" style:display-name="grame" style:family="text" style:parent-style-name="Fonteparág.padrão"/>
    <style:style style:name="spelle" style:display-name="spelle" style:family="text" style:parent-style-name="Fonteparág.padrão"/>
    <text:list-style style:name="Outline" style:display-name="Outline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style:font-name="Symbol" style:font-name-complex="Symbol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LVL3" style:family="text">
      <style:text-properties style:font-name="Symbol" style:font-name-complex="Symbol"/>
    </style: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5LVL3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2" style:family="text">
      <style:text-properties style:font-name="Symbol" style:font-name-complex="Symbol"/>
    </style: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2" style:family="text">
      <style:text-properties style:font-name="Symbol" style:font-name-complex="Symbol"/>
    </style:style>
    <text:list-style style:name="WW8Num5" style:display-name="WW8Num5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Arial" style:font-name-complex="Times New Roman"/>
    </style:style>
    <text:list-style style:name="WW8Num8" style:display-name="WW8Num8">
      <text:list-level-style-number text:level="1" text:style-name="WW_CharLFO10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Symbol" style:font-name-complex="Symbol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Times New Roman" style:font-name-asian="Times New Roman" style:font-name-complex="Times New Roman"/>
    </style:style>
    <text:list-style style:name="WW8Num10" style:display-name="WW8Num10">
      <text:list-level-style-number text:level="1" text:style-name="WW_CharLFO12LVL1" style:num-format="1">
        <style:list-level-properties fo:text-align="center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3" style:family="text">
      <style:text-properties style:font-name="Symbol" style:font-name-complex="Symbol"/>
    </style: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13LVL3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style:style style:name="WW_CharOUTLINELVL4" style:family="text">
      <style:text-properties style:font-name="Arial" style:font-name-complex="Times New Roman"/>
    </style:style>
    <text:outline-style style:name="WW_OutlineListStyle_1">
      <text:outline-level-style text:level="1" text:style-name="WW_CharOUTLINE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text:style-name="WW_CharOUTLINELVL4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75in" fo:margin-left="-0.07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21" style:parent-style-name="Fonteparág.padrão" style:family="text">
      <style:text-properties style:font-name="Symbol" style:font-name-asian="Symbol" style:font-name-complex="Symbol"/>
    </style:style>
    <number:date-style style:name="N22" number:language="pt" number:country="BR">
      <number:year number:style="long" number:calendar="gregorian"/>
    </number:date-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Standard">Projeto Final em Engenharia de Computação 2</text:p>
            </table:table-cell>
            <table:table-cell table:style-name="TableCell7">
              <text:p text:style-name="P8"><text:s/></text:p>
            </table:table-cell>
          </table:table-row>
          <table:table-row table:style-name="TableRow9">
            <table:table-cell table:style-name="TableCell10">
              <text:p text:style-name="Standard">Plano de Projeto</text:p>
            </table:table-cell>
            <table:table-cell table:style-name="TableCell11">
              <text:p text:style-name="Standard"><text:s text:c="2"/>Date: 02/09/2022</text:p>
            </table:table-cell>
          </table:table-row>
        </table:table>
        <text:p text:style-name="Cabeçalho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Mariana Sampaio,<text:s/><text:date style:data-style-name="N22">2023</text:date></text:p>
            </table:table-cell>
            <table:table-cell table:style-name="TableCell23">
              <text:p text:style-name="P24">Page<text:s/><text:span text:style-name="Númerodepágina"><text:page-number text:fixed="false">2</text:page-number></text:span><text:span text:style-name="Númerodepágina"><text:s/>of<text:s/></text:span><text:span text:style-name="Númerodepágina"><text:page-count style:num-format="1">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ct Plan</dc:title>
    <dc:subject>&lt;&lt;Project Name&gt;&gt;</dc:subject>
    <dc:creator>Mariana Sampaio</dc:creator>
    <meta:creation-date>2022-07-26T00:13:00Z</meta:creation-date>
    <dc:date>2023-02-07T05:14:00Z</dc:date>
    <meta:print-date>2023-02-07T05:14:00Z</meta:print-date>
    <meta:template xlink:href="Normal" xlink:type="simple"/>
    <meta:editing-cycles>24</meta:editing-cycles>
    <meta:editing-duration>PT3840S</meta:editing-duration>
    <meta:document-statistic meta:page-count="1" meta:paragraph-count="4" meta:word-count="388" meta:character-count="2483" meta:row-count="17" meta:non-whitespace-character-count="2099"/>
  </office:meta>
</office:document-meta>
</file>